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yesianAnalyzerManagementException.BayesianAnalyzer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Exception.BayesianAnalyzer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Exception.BayesianAnalyzer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ManagementException.BayesianAnalyzer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